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padding="0.0382in" fo:border="0.05pt solid #000000"/>
    </style:style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98eef" officeooo:paragraph-rsid="00198eef"/>
    </style:style>
    <style:style style:name="P2" style:family="paragraph" style:parent-style-name="Standard">
      <style:text-properties fo:font-weight="bold" officeooo:rsid="001b39cf" officeooo:paragraph-rsid="001b39cf" style:font-weight-asian="bold" style:font-weight-complex="bold"/>
    </style:style>
    <style:style style:name="P3" style:family="paragraph" style:parent-style-name="Standard">
      <style:text-properties fo:font-weight="bold" officeooo:rsid="0042f74b" officeooo:paragraph-rsid="0042f74b" style:font-weight-asian="bold" style:font-weight-complex="bold"/>
    </style:style>
    <style:style style:name="P4" style:family="paragraph" style:parent-style-name="Standard">
      <style:text-properties fo:font-weight="bold" officeooo:rsid="004762cc" officeooo:paragraph-rsid="004762cc" style:font-weight-asian="bold" style:font-weight-complex="bold"/>
    </style:style>
    <style:style style:name="P5" style:family="paragraph" style:parent-style-name="Standard">
      <style:text-properties fo:color="#000000" fo:font-weight="bold" officeooo:rsid="001bfc59" officeooo:paragraph-rsid="001bfc59" style:font-weight-asian="bold" style:font-weight-complex="bold"/>
    </style:style>
    <style:style style:name="P6" style:family="paragraph" style:parent-style-name="Standard">
      <style:text-properties fo:color="#000000" fo:font-weight="bold" officeooo:rsid="001dc06f" officeooo:paragraph-rsid="001dc06f" style:font-weight-asian="bold" style:font-weight-complex="bold"/>
    </style:style>
    <style:style style:name="P7" style:family="paragraph" style:parent-style-name="Standard">
      <style:text-properties fo:color="#000000" fo:font-weight="normal" officeooo:rsid="001bfc59" officeooo:paragraph-rsid="001bfc59" style:font-weight-asian="normal" style:font-weight-complex="normal"/>
    </style:style>
    <style:style style:name="P8" style:family="paragraph" style:parent-style-name="Standard">
      <style:text-properties fo:color="#000000" fo:font-style="normal" fo:font-weight="normal" officeooo:rsid="001bfc59" officeooo:paragraph-rsid="001bfc5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0" fo:font-style="normal" style:text-underline-style="none" fo:font-weight="normal" officeooo:rsid="0020021c" officeooo:paragraph-rsid="0020021c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fo:font-style="normal" style:text-underline-style="none" fo:font-weight="normal" officeooo:rsid="00327ba3" officeooo:paragraph-rsid="00307bc2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fo:font-style="normal" style:text-underline-style="none" fo:font-weight="normal" officeooo:rsid="0034d418" officeooo:paragraph-rsid="0034d41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fo:font-style="normal" style:text-underline-style="none" fo:font-weight="normal" officeooo:rsid="0036cc03" officeooo:paragraph-rsid="00353ef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fo:font-style="normal" style:text-underline-style="none" fo:font-weight="normal" officeooo:rsid="0036cc03" officeooo:paragraph-rsid="0036cc0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000000" fo:font-style="normal" style:text-underline-style="none" fo:font-weight="bold" officeooo:rsid="0036cc03" officeooo:paragraph-rsid="0036cc03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style:text-underline-style="solid" style:text-underline-width="auto" style:text-underline-color="font-color" fo:font-weight="bold" officeooo:rsid="002194cb" officeooo:paragraph-rsid="002194cb" style:font-weight-asian="bold" style:font-weight-complex="bold"/>
    </style:style>
    <style:style style:name="P16" style:family="paragraph" style:parent-style-name="Standard">
      <style:text-properties fo:color="#000000" style:text-underline-style="solid" style:text-underline-width="auto" style:text-underline-color="font-color" fo:font-weight="bold" officeooo:rsid="00342b23" officeooo:paragraph-rsid="00342b23" style:font-weight-asian="bold" style:font-weight-complex="bold"/>
    </style:style>
    <style:style style:name="P17" style:family="paragraph" style:parent-style-name="Standard">
      <style:text-properties fo:color="#000000" style:text-underline-style="solid" style:text-underline-width="auto" style:text-underline-color="font-color" fo:font-weight="bold" officeooo:rsid="00353eff" officeooo:paragraph-rsid="00353eff" style:font-weight-asian="bold" style:font-weight-complex="bold"/>
    </style:style>
    <style:style style:name="P18" style:family="paragraph" style:parent-style-name="Standard">
      <style:text-properties fo:color="#000000" style:text-underline-style="solid" style:text-underline-width="auto" style:text-underline-color="font-color" fo:font-weight="bold" officeooo:rsid="003854f3" officeooo:paragraph-rsid="003854f3" style:font-weight-asian="bold" style:font-weight-complex="bold"/>
    </style:style>
    <style:style style:name="P19" style:family="paragraph" style:parent-style-name="Standard">
      <style:text-properties fo:color="#000000" style:text-underline-style="solid" style:text-underline-width="auto" style:text-underline-color="font-color" fo:font-weight="bold" officeooo:rsid="003c29a7" officeooo:paragraph-rsid="003c29a7" style:font-weight-asian="bold" style:font-weight-complex="bold"/>
    </style:style>
    <style:style style:name="P20" style:family="paragraph" style:parent-style-name="Standard">
      <style:text-properties fo:color="#ff0000" fo:font-weight="normal" officeooo:rsid="001b39cf" officeooo:paragraph-rsid="001b39cf" style:font-weight-asian="normal" style:font-weight-complex="normal"/>
    </style:style>
    <style:style style:name="P21" style:family="paragraph" style:parent-style-name="Standard">
      <style:text-properties officeooo:rsid="003df068" officeooo:paragraph-rsid="003df068"/>
    </style:style>
    <style:style style:name="P22" style:family="paragraph" style:parent-style-name="Standard">
      <style:text-properties officeooo:rsid="003e1db7" officeooo:paragraph-rsid="003e1db7"/>
    </style:style>
    <style:style style:name="P23" style:family="paragraph" style:parent-style-name="Standard">
      <style:text-properties officeooo:rsid="003fa5d8" officeooo:paragraph-rsid="003fa5d8"/>
    </style:style>
    <style:style style:name="P24" style:family="paragraph" style:parent-style-name="Table_20_Contents">
      <style:paragraph-properties fo:margin-left="0.4925in" fo:margin-right="0in" fo:text-indent="0in" style:auto-text-indent="false"/>
      <style:text-properties style:font-name="Nimbus Mono L" officeooo:rsid="004189da" officeooo:paragraph-rsid="004189da"/>
    </style:style>
    <style:style style:name="P25" style:family="paragraph" style:parent-style-name="Table_20_Contents">
      <style:paragraph-properties fo:margin-left="0in" fo:margin-right="0in" fo:text-indent="0in" style:auto-text-indent="false"/>
      <style:text-properties style:font-name="Liberation Serif1" officeooo:rsid="004189da" officeooo:paragraph-rsid="004189da"/>
    </style:style>
    <style:style style:name="P26" style:family="paragraph" style:parent-style-name="Standard" style:list-style-name="L1">
      <style:text-properties fo:font-weight="normal" officeooo:rsid="001b39cf" officeooo:paragraph-rsid="001b39cf" style:font-weight-asian="normal" style:font-weight-complex="normal"/>
    </style:style>
    <style:style style:name="P27" style:family="paragraph" style:parent-style-name="Standard" style:list-style-name="L1">
      <style:text-properties fo:font-weight="bold" officeooo:rsid="001b39cf" officeooo:paragraph-rsid="001b39cf" style:font-weight-asian="bold" style:font-weight-complex="bold"/>
    </style:style>
    <style:style style:name="P28" style:family="paragraph" style:parent-style-name="Standard" style:list-style-name="L8">
      <style:text-properties fo:font-weight="bold" officeooo:rsid="0042f74b" officeooo:paragraph-rsid="0042f74b" style:font-weight-asian="bold" style:font-weight-complex="bold"/>
    </style:style>
    <style:style style:name="P29" style:family="paragraph" style:parent-style-name="Standard" style:list-style-name="L8">
      <style:text-properties fo:font-weight="bold" officeooo:rsid="004427de" officeooo:paragraph-rsid="0044591e" style:font-weight-asian="bold" style:font-weight-complex="bold"/>
    </style:style>
    <style:style style:name="P30" style:family="paragraph" style:parent-style-name="Standard" style:list-style-name="L8">
      <style:text-properties fo:font-weight="bold" officeooo:rsid="0044591e" officeooo:paragraph-rsid="0044591e" style:font-weight-asian="bold" style:font-weight-complex="bold"/>
    </style:style>
    <style:style style:name="P31" style:family="paragraph" style:parent-style-name="Standard" style:list-style-name="L8">
      <style:text-properties fo:font-weight="bold" officeooo:rsid="004584d6" officeooo:paragraph-rsid="004584d6" style:font-weight-asian="bold" style:font-weight-complex="bold"/>
    </style:style>
    <style:style style:name="P32" style:family="paragraph" style:parent-style-name="Standard" style:list-style-name="L8">
      <style:text-properties fo:font-weight="bold" officeooo:rsid="0045b62c" officeooo:paragraph-rsid="0045b62c" style:font-weight-asian="bold" style:font-weight-complex="bold"/>
    </style:style>
    <style:style style:name="P33" style:family="paragraph" style:parent-style-name="Standard" style:list-style-name="L9">
      <style:text-properties fo:font-weight="bold" officeooo:rsid="004762cc" officeooo:paragraph-rsid="004762cc" style:font-weight-asian="bold" style:font-weight-complex="bold"/>
    </style:style>
    <style:style style:name="P34" style:family="paragraph" style:parent-style-name="Standard" style:list-style-name="L2">
      <style:text-properties fo:color="#000000" fo:font-weight="bold" officeooo:rsid="001bfc59" officeooo:paragraph-rsid="001bfc59" style:font-weight-asian="bold" style:font-weight-complex="bold"/>
    </style:style>
    <style:style style:name="P35" style:family="paragraph" style:parent-style-name="Standard" style:list-style-name="L3">
      <style:text-properties fo:color="#000000" fo:font-weight="bold" officeooo:rsid="001dc06f" officeooo:paragraph-rsid="001dc06f" style:font-weight-asian="bold" style:font-weight-complex="bold"/>
    </style:style>
    <style:style style:name="P36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1dc06f" officeooo:paragraph-rsid="001dc06f" style:font-weight-asian="bold" style:font-weight-complex="bold"/>
    </style:style>
    <style:style style:name="P37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1e2892" officeooo:paragraph-rsid="001e2892" style:font-weight-asian="bold" style:font-weight-complex="bold"/>
    </style:style>
    <style:style style:name="P38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1f75cf" officeooo:paragraph-rsid="001f75cf" style:font-weight-asian="bold" style:font-weight-complex="bold"/>
    </style:style>
    <style:style style:name="P39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20021c" officeooo:paragraph-rsid="0020021c" style:font-weight-asian="bold" style:font-weight-complex="bold"/>
    </style:style>
    <style:style style:name="P40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194cb" officeooo:paragraph-rsid="002194cb" style:font-weight-asian="bold" style:font-weight-complex="bold"/>
    </style:style>
    <style:style style:name="P41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37548" officeooo:paragraph-rsid="00237548" style:font-weight-asian="bold" style:font-weight-complex="bold"/>
    </style:style>
    <style:style style:name="P42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3bdd9" officeooo:paragraph-rsid="0023bdd9" style:font-weight-asian="bold" style:font-weight-complex="bold"/>
    </style:style>
    <style:style style:name="P43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500b8" officeooo:paragraph-rsid="002500b8" style:font-weight-asian="bold" style:font-weight-complex="bold"/>
    </style:style>
    <style:style style:name="P44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6cc32" officeooo:paragraph-rsid="0026cc32" style:font-weight-asian="bold" style:font-weight-complex="bold"/>
    </style:style>
    <style:style style:name="P45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78016" officeooo:paragraph-rsid="00278016" style:font-weight-asian="bold" style:font-weight-complex="bold"/>
    </style:style>
    <style:style style:name="P46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859b2" officeooo:paragraph-rsid="002859b2" style:font-weight-asian="bold" style:font-weight-complex="bold"/>
    </style:style>
    <style:style style:name="P47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960d8" officeooo:paragraph-rsid="002960d8" style:font-weight-asian="bold" style:font-weight-complex="bold"/>
    </style:style>
    <style:style style:name="P48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f4d36" officeooo:paragraph-rsid="002f4d36" style:font-weight-asian="bold" style:font-weight-complex="bold"/>
    </style:style>
    <style:style style:name="P49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f7d86" officeooo:paragraph-rsid="002f7d86" style:font-weight-asian="bold" style:font-weight-complex="bold"/>
    </style:style>
    <style:style style:name="P50" style:family="paragraph" style:parent-style-name="Standard" style:list-style-name="L6">
      <style:text-properties fo:color="#000000" style:text-underline-style="solid" style:text-underline-width="auto" style:text-underline-color="font-color" fo:font-weight="bold" officeooo:rsid="0036cc03" officeooo:paragraph-rsid="0036cc03" style:font-weight-asian="bold" style:font-weight-complex="bold"/>
    </style:style>
    <style:style style:name="P51" style:family="paragraph" style:parent-style-name="Standard" style:list-style-name="L4">
      <style:text-properties fo:color="#000000" fo:font-style="normal" style:text-underline-style="none" fo:font-weight="normal" officeooo:rsid="002194cb" officeooo:paragraph-rsid="002194cb" style:font-style-asian="normal" style:font-weight-asian="normal" style:font-style-complex="normal" style:font-weight-complex="normal"/>
    </style:style>
    <style:style style:name="P52" style:family="paragraph" style:parent-style-name="Standard" style:list-style-name="L4">
      <style:text-properties fo:color="#000000" fo:font-style="normal" style:text-underline-style="none" fo:font-weight="normal" officeooo:rsid="0025cad3" officeooo:paragraph-rsid="0025cad3" style:font-style-asian="normal" style:font-weight-asian="normal" style:font-style-complex="normal" style:font-weight-complex="normal"/>
    </style:style>
    <style:style style:name="P53" style:family="paragraph" style:parent-style-name="Standard" style:list-style-name="L4">
      <style:text-properties fo:color="#000000" fo:font-style="normal" style:text-underline-style="none" fo:font-weight="normal" officeooo:rsid="00278016" officeooo:paragraph-rsid="00278016" style:font-style-asian="normal" style:font-weight-asian="normal" style:font-style-complex="normal" style:font-weight-complex="normal"/>
    </style:style>
    <style:style style:name="P54" style:family="paragraph" style:parent-style-name="Standard" style:list-style-name="L4">
      <style:text-properties fo:color="#000000" fo:font-style="normal" style:text-underline-style="none" fo:font-weight="normal" officeooo:rsid="002859b2" officeooo:paragraph-rsid="002859b2" style:font-style-asian="normal" style:font-weight-asian="normal" style:font-style-complex="normal" style:font-weight-complex="normal"/>
    </style:style>
    <style:style style:name="P55" style:family="paragraph" style:parent-style-name="Standard" style:list-style-name="L4">
      <style:text-properties fo:color="#000000" fo:font-style="normal" style:text-underline-style="none" fo:font-weight="normal" officeooo:rsid="00307bc2" officeooo:paragraph-rsid="00307bc2" style:font-style-asian="normal" style:font-weight-asian="normal" style:font-style-complex="normal" style:font-weight-complex="normal"/>
    </style:style>
    <style:style style:name="P56" style:family="paragraph" style:parent-style-name="Standard" style:list-style-name="L5">
      <style:text-properties fo:color="#000000" fo:font-style="normal" style:text-underline-style="none" fo:font-weight="normal" officeooo:rsid="0034d418" officeooo:paragraph-rsid="0034d418" style:font-style-asian="normal" style:font-weight-asian="normal" style:font-style-complex="normal" style:font-weight-complex="normal"/>
    </style:style>
    <style:style style:name="P57" style:family="paragraph" style:parent-style-name="Standard" style:list-style-name="L6">
      <style:text-properties fo:color="#000000" fo:font-style="normal" style:text-underline-style="none" fo:font-weight="normal" officeooo:rsid="0036cc03" officeooo:paragraph-rsid="0036cc03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color="#000000" fo:font-style="normal" style:text-underline-style="none" fo:font-weight="normal" officeooo:rsid="003854f3" officeooo:paragraph-rsid="003854f3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color="#000000" fo:font-style="normal" style:text-underline-style="none" fo:font-weight="normal" officeooo:rsid="003c29a7" officeooo:paragraph-rsid="003c29a7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color="#000000" fo:font-style="normal" style:text-underline-style="none" fo:font-weight="normal" officeooo:rsid="003e1db7" officeooo:paragraph-rsid="003df068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color="#000000" fo:font-style="normal" style:text-underline-style="none" fo:font-weight="normal" officeooo:rsid="003e1db7" officeooo:paragraph-rsid="003e1db7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color="#000000" fo:font-style="normal" style:text-underline-style="none" fo:font-weight="normal" officeooo:rsid="003fa5d8" officeooo:paragraph-rsid="003fa5d8" style:font-style-asian="normal" style:font-weight-asian="normal" style:font-style-complex="normal" style:font-weight-complex="normal"/>
    </style:style>
    <style:style style:name="P63" style:family="paragraph" style:parent-style-name="Standard" style:list-style-name="L8">
      <style:text-properties fo:color="#000000" fo:font-style="normal" style:text-underline-style="none" fo:font-weight="normal" officeooo:rsid="0042f74b" officeooo:paragraph-rsid="0042f74b" style:font-style-asian="normal" style:font-weight-asian="normal" style:font-style-complex="normal" style:font-weight-complex="normal"/>
    </style:style>
    <style:style style:name="P64" style:family="paragraph" style:parent-style-name="Standard" style:list-style-name="L8">
      <style:text-properties fo:color="#000000" fo:font-style="normal" style:text-underline-style="none" fo:font-weight="normal" officeooo:rsid="004427de" officeooo:paragraph-rsid="0044591e" style:font-style-asian="normal" style:font-weight-asian="normal" style:font-style-complex="normal" style:font-weight-complex="normal"/>
    </style:style>
    <style:style style:name="P65" style:family="paragraph" style:parent-style-name="Standard" style:list-style-name="L8">
      <style:text-properties fo:color="#000000" fo:font-style="normal" style:text-underline-style="none" fo:font-weight="normal" officeooo:rsid="0044591e" officeooo:paragraph-rsid="0044591e" style:font-style-asian="normal" style:font-weight-asian="normal" style:font-style-complex="normal" style:font-weight-complex="normal"/>
    </style:style>
    <style:style style:name="P66" style:family="paragraph" style:parent-style-name="Standard" style:list-style-name="L8">
      <style:text-properties fo:color="#000000" fo:font-style="normal" style:text-underline-style="none" fo:font-weight="normal" officeooo:rsid="0044b438" officeooo:paragraph-rsid="0044b438" style:font-style-asian="normal" style:font-weight-asian="normal" style:font-style-complex="normal" style:font-weight-complex="normal"/>
    </style:style>
    <style:style style:name="P67" style:family="paragraph" style:parent-style-name="Standard" style:list-style-name="L8">
      <style:text-properties fo:color="#000000" fo:font-style="normal" style:text-underline-style="none" fo:font-weight="normal" officeooo:rsid="004584d6" officeooo:paragraph-rsid="004584d6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color="#000000" fo:font-style="normal" style:text-underline-style="none" fo:font-weight="normal" officeooo:rsid="0045b62c" officeooo:paragraph-rsid="0045b62c" style:font-style-asian="normal" style:font-weight-asian="normal" style:font-style-complex="normal" style:font-weight-complex="normal"/>
    </style:style>
    <style:style style:name="P69" style:family="paragraph" style:parent-style-name="Standard" style:list-style-name="L9">
      <style:text-properties fo:color="#000000" fo:font-style="normal" style:text-underline-style="none" fo:font-weight="normal" officeooo:rsid="004762cc" officeooo:paragraph-rsid="004762cc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color="#000000" fo:font-style="normal" style:text-underline-style="none" fo:font-weight="normal" officeooo:rsid="004762cc" officeooo:paragraph-rsid="004762cc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color="#000000" fo:font-style="normal" style:text-underline-style="none" fo:font-weight="bold" officeooo:rsid="00494aa1" officeooo:paragraph-rsid="00494aa1" style:font-style-asian="normal" style:font-weight-asian="bold" style:font-style-complex="normal" style:font-weight-complex="bold"/>
    </style:style>
    <style:style style:name="P72" style:family="paragraph" style:parent-style-name="Standard" style:list-style-name="L10">
      <style:text-properties fo:color="#000000" fo:font-style="normal" style:text-underline-style="none" fo:font-weight="bold" officeooo:rsid="00494aa1" officeooo:paragraph-rsid="00494aa1" style:font-style-asian="normal" style:font-weight-asian="bold" style:font-style-complex="normal" style:font-weight-complex="bold"/>
    </style:style>
    <style:style style:name="P73" style:family="paragraph" style:parent-style-name="Standard" style:list-style-name="L10">
      <style:text-properties fo:color="#000000" fo:font-style="normal" style:text-underline-style="solid" style:text-underline-width="auto" style:text-underline-color="font-color" fo:font-weight="bold" officeooo:rsid="00494aa1" officeooo:paragraph-rsid="00494aa1" style:font-style-asian="normal" style:font-weight-asian="bold" style:font-style-complex="normal" style:font-weight-complex="bold"/>
    </style:style>
    <style:style style:name="P74" style:family="paragraph" style:parent-style-name="Standard" style:list-style-name="L10">
      <style:text-properties fo:color="#000000" fo:font-style="normal" style:text-underline-style="solid" style:text-underline-width="auto" style:text-underline-color="font-color" fo:font-weight="bold" officeooo:rsid="0049ff4f" officeooo:paragraph-rsid="0049ff4f" style:font-style-asian="normal" style:font-weight-asian="bold" style:font-style-complex="normal" style:font-weight-complex="bold"/>
    </style:style>
    <style:style style:name="P75" style:family="paragraph" style:parent-style-name="Standard" style:list-style-name="L10">
      <style:text-properties fo:color="#000000" fo:font-style="normal" style:text-underline-style="solid" style:text-underline-width="auto" style:text-underline-color="font-color" fo:font-weight="bold" officeooo:rsid="004b1b93" officeooo:paragraph-rsid="004b1b93" style:font-style-asian="normal" style:font-weight-asian="bold" style:font-style-complex="normal" style:font-weight-complex="bold"/>
    </style:style>
    <style:style style:name="P76" style:family="paragraph" style:parent-style-name="Standard" style:list-style-name="L10">
      <style:text-properties fo:color="#000000" fo:font-style="normal" style:text-underline-style="solid" style:text-underline-width="auto" style:text-underline-color="font-color" fo:font-weight="bold" officeooo:rsid="004c1ba4" officeooo:paragraph-rsid="004c1ba4" style:font-style-asian="normal" style:font-weight-asian="bold" style:font-style-complex="normal" style:font-weight-complex="bold"/>
    </style:style>
    <style:style style:name="P77" style:family="paragraph" style:parent-style-name="Standard" style:list-style-name="L10">
      <style:text-properties fo:color="#000000" fo:font-style="normal" style:text-underline-style="solid" style:text-underline-width="auto" style:text-underline-color="font-color" fo:font-weight="bold" officeooo:rsid="004d0f53" officeooo:paragraph-rsid="004d0f53" style:font-style-asian="normal" style:font-weight-asian="bold" style:font-style-complex="normal" style:font-weight-complex="bold"/>
    </style:style>
    <style:style style:name="P78" style:family="paragraph" style:parent-style-name="Standard" style:list-style-name="L10">
      <style:text-properties fo:color="#000000" fo:font-style="normal" style:text-underline-style="solid" style:text-underline-width="auto" style:text-underline-color="font-color" fo:font-weight="bold" officeooo:rsid="004dba47" officeooo:paragraph-rsid="004dba47" style:font-style-asian="normal" style:font-weight-asian="bold" style:font-style-complex="normal" style:font-weight-complex="bold"/>
    </style:style>
    <style:style style:name="P79" style:family="paragraph" style:parent-style-name="Standard">
      <style:text-properties fo:color="#000000" fo:font-style="normal" style:text-underline-style="solid" style:text-underline-width="auto" style:text-underline-color="font-color" fo:font-weight="bold" officeooo:rsid="004dba47" officeooo:paragraph-rsid="004dba47" style:font-style-asian="normal" style:font-weight-asian="bold" style:font-style-complex="normal" style:font-weight-complex="bold"/>
    </style:style>
    <style:style style:name="P80" style:family="paragraph" style:parent-style-name="Standard">
      <style:text-properties fo:color="#000000" fo:font-style="normal" style:text-underline-style="solid" style:text-underline-width="auto" style:text-underline-color="font-color" fo:font-weight="normal" officeooo:rsid="004dba47" officeooo:paragraph-rsid="004dba47" style:font-style-asian="normal" style:font-weight-asian="normal" style:font-style-complex="normal" style:font-weight-complex="normal"/>
    </style:style>
    <style:style style:name="P81" style:family="paragraph" style:parent-style-name="Standard" style:list-style-name="L7">
      <style:text-properties officeooo:paragraph-rsid="003c29a7"/>
    </style:style>
    <style:style style:name="P82" style:family="paragraph" style:parent-style-name="Table_20_Contents">
      <style:paragraph-properties fo:margin-left="0.4925in" fo:margin-right="0in" fo:text-indent="0in" style:auto-text-indent="false"/>
      <style:text-properties style:font-name="Nimbus Mono L" fo:font-weight="normal" officeooo:rsid="004189da" officeooo:paragraph-rsid="004189da" style:font-weight-asian="normal" style:font-weight-complex="normal"/>
    </style:style>
    <style:style style:name="P83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5c54" officeooo:paragraph-rsid="00525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5c54" officeooo:paragraph-rsid="00525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ffe1" officeooo:paragraph-rsid="0054f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6f8a" officeooo:paragraph-rsid="00566f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ba50" officeooo:paragraph-rsid="0057ba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4f5edb" officeooo:paragraph-rsid="004f5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4f5edb" officeooo:paragraph-rsid="004f5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5ddd" officeooo:paragraph-rsid="00505d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60c2" officeooo:paragraph-rsid="005160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5c54" officeooo:paragraph-rsid="00525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0000"/>
    </style:style>
    <style:style style:name="T3" style:family="text">
      <style:text-properties fo:color="#ff0000" fo:font-weight="normal" style:font-weight-asian="normal" style:font-weight-complex="normal"/>
    </style:style>
    <style:style style:name="T4" style:family="text">
      <style:text-properties fo:color="#ff0000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color="#ff0000" fo:font-style="normal" style:text-underline-style="none" style:font-style-asian="normal" style:font-style-complex="normal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2d3e4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a07a3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be6f3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34d418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36cc03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style:text-underline-style="none" fo:font-weight="normal" officeooo:rsid="003c29a7" style:font-style-asian="normal" style:font-weight-asian="normal" style:font-style-complex="normal" style:font-weight-complex="normal"/>
    </style:style>
    <style:style style:name="T21" style:family="text">
      <style:text-properties fo:color="#000000" fo:font-style="normal" style:text-underline-style="none" fo:font-weight="normal" officeooo:rsid="003e1db7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style:text-underline-style="none" fo:font-weight="normal" officeooo:rsid="0044b438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color="#000000" fo:font-style="normal" style:text-underline-style="none" fo:font-weight="bold" officeooo:rsid="003c29a7" style:font-style-asian="normal" style:font-weight-asian="bold" style:font-style-complex="normal" style:font-weight-complex="bold"/>
    </style:style>
    <style:style style:name="T25" style:family="text">
      <style:text-properties fo:color="#000000" fo:font-style="normal" style:text-underline-style="none" fo:font-weight="bold" officeooo:rsid="003e1db7" style:font-style-asian="normal" style:font-weight-asian="bold" style:font-style-complex="normal" style:font-weight-complex="bold"/>
    </style:style>
    <style:style style:name="T26" style:family="text">
      <style:text-properties fo:color="#000000" fo:font-style="normal" style:text-underline-style="none" style:font-style-asian="normal" style:font-style-complex="normal"/>
    </style:style>
    <style:style style:name="T27" style:family="text">
      <style:text-properties fo:color="#00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normal" officeooo:rsid="004f5edb" style:font-weight-asian="normal" style:font-weight-complex="normal"/>
    </style:style>
    <style:style style:name="T32" style:family="text">
      <style:text-properties fo:color="#ed1c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ão incidência<text:span text:style-name="T1"> ocorre em 3 situações:</text:span></text:p>
      <text:list xml:id="list928551265" text:style-name="L1">
        <text:list-item>
          <text:p text:style-name="P26">pessoa política não faz uso da competência tributária que lhe foi conferida. Pode-se dizer que seria o caso de um tributo instituído “pela metade”, em que o ente não prevê todas as HI’s capazes de gerar a tributação;</text:p>
        </text:list-item>
        <text:list-item>
          <text:p text:style-name="P26">pessoa política não tem competência tributária para determinar certas situações fáticas como HI. Ex.: IPVA não pode incidir sobre bicicletas;</text:p>
        </text:list-item>
        <text:list-item>
          <text:p text:style-name="P27"><text:span text:style-name="T1">pessoa política é “barrada” pela CF, ou seja, há dispositivo constitucional que inibe a possibilidade de o ente prever aquela situação como HI do tributo. </text:span><text:span text:style-name="T3">→ </text:span><text:span text:style-name="T2">HI constitucionalmente qualificada → imunidade</text:span></text:p>
        </text:list-item>
      </text:list>
      <text:p text:style-name="P20"/>
      <text:p text:style-name="P5"><text:span text:style-name="T1">Divergência doutrinária quanto à </text:span>isenção<text:span text:style-name="T1">:</text:span></text:p>
      <text:list xml:id="list3595097196" text:style-name="L2">
        <text:list-item>
          <text:p text:style-name="P34"><text:span text:style-name="T1">doutrina clássica →FG </text:span>ocorre<text:span text:style-name="T1">, a OT </text:span>existe<text:span text:style-name="T1">, mas o CT </text:span>não<text:span text:style-name="T1"> porque ocorre sua </text:span>exclusão<text:span text:style-name="T1">; essa é a posição do STF;</text:span></text:p>
        </text:list-item>
        <text:list-item>
          <text:p text:style-name="P34"><text:span text:style-name="T1">doutrina moderna → FG </text:span>não ocorre<text:span text:style-name="T1">, logo OT </text:span>não existe<text:span text:style-name="T1">.</text:span></text:p>
        </text:list-item>
      </text:list>
      <text:p text:style-name="P7"/>
      <text:p text:style-name="P5"><text:span text:style-name="T1">Em 2005 e 2009 ESAF adotou a doutrina </text:span>clássica<text:span text:style-name="T1">, em 2010 a ESAF cobrou a literalidade do posicionamento de Roque Antônio Carraza (doutrina </text:span>moderna<text:span text:style-name="T1">): </text:span><text:span text:style-name="T7">a isenção pode ser definida como limitação legal do âmbito de validade da norma jurídica tributária, que impede que o tributo nasça ou faz com que ele surja de modo mitigado</text:span><text:span text:style-name="T10">.</text:span></text:p>
      <text:p text:style-name="P8"/>
      <text:p text:style-name="P5"><text:span text:style-name="T9">Responsável tributário</text:span><text:span text:style-name="T10"> é a pessoa que, embora </text:span><text:span text:style-name="T7">não tenha relação pessoal</text:span><text:span text:style-name="T10"> com a situação que fez surgir o FG, está a ela ligada por </text:span><text:span text:style-name="T9">expressa disposição legal</text:span><text:span text:style-name="T10">.</text:span></text:p>
      <text:p text:style-name="P8"/>
      <text:p text:style-name="P6"><text:span text:style-name="T9">Classificação das imunidades tributárias</text:span><text:span text:style-name="T10">:</text:span></text:p>
      <text:list xml:id="list1367393125" text:style-name="L3">
        <text:list-item>
          <text:p text:style-name="P35"><text:span text:style-name="T10">quanto ao </text:span><text:span text:style-name="T7">parâmetro de concessão</text:span><text:span text:style-name="T10">:</text:span></text:p>
          <text:list>
            <text:list-item>
              <text:p text:style-name="P36"><text:span text:style-name="T10">subjetivas</text:span><text:span text:style-name="T11">: adota como parâmetro a pessoa;</text:span></text:p>
            </text:list-item>
            <text:list-item>
              <text:p text:style-name="P36"><text:span text:style-name="T10">objetivas</text:span><text:span text:style-name="T11">: adota como parâmetro a coisa;</text:span></text:p>
            </text:list-item>
            <text:list-item>
              <text:p text:style-name="P36"><text:span text:style-name="T10">mistas</text:span><text:span text:style-name="T11">: adota como parâmetro a pessoa e a coisa;</text:span></text:p>
            </text:list-item>
          </text:list>
        </text:list-item>
        <text:list-item>
          <text:p text:style-name="P36"><text:span text:style-name="T11">quanto à </text:span><text:span text:style-name="T8">origem</text:span><text:span text:style-name="T11">:</text:span></text:p>
          <text:list>
            <text:list-item>
              <text:p text:style-name="P36"><text:span text:style-name="T10">ontológicas</text:span><text:span text:style-name="T11">: decorrem do princípio da isonomia e do pacto federativo, ou seja, existiriam mesmo que não houvesse sua previsão constitucional;</text:span></text:p>
            </text:list-item>
            <text:list-item>
              <text:p text:style-name="P36"><text:span text:style-name="T10">políticas</text:span><text:span text:style-name="T11">: só existem por decisão expressa do legislador constituinte;</text:span></text:p>
            </text:list-item>
          </text:list>
        </text:list-item>
        <text:list-item>
          <text:p text:style-name="P37"><text:span text:style-name="T11">quanto à </text:span><text:span text:style-name="T8">forma de previsão</text:span><text:span text:style-name="T11">:</text:span></text:p>
          <text:list>
            <text:list-item>
              <text:p text:style-name="P38"><text:span text:style-name="T10">explícitas</text:span><text:span text:style-name="T11">: estão expressas no texto constitucional;</text:span></text:p>
            </text:list-item>
            <text:list-item>
              <text:p text:style-name="P38"><text:span text:style-name="T10">implícitas</text:span><text:span text:style-name="T11">: não estão expressas no texto constitucional, decorrendo de princípios constitucionais. Ainda não existem imunidades implícitas;</text:span></text:p>
            </text:list-item>
          </text:list>
        </text:list-item>
        <text:list-item>
          <text:p text:style-name="P38"><text:span text:style-name="T11">quanto à </text:span><text:span text:style-name="T8">necessidade de regulamentação</text:span><text:span text:style-name="T11">:</text:span></text:p>
          <text:list>
            <text:list-item>
              <text:p text:style-name="P38"><text:span text:style-name="T10">condicionadas</text:span><text:span text:style-name="T11">: há necessidade de edição de lei regulamentadora;</text:span></text:p>
            </text:list-item>
            <text:list-item>
              <text:p text:style-name="P38"><text:span text:style-name="T10">não condicionadas</text:span><text:span text:style-name="T11">: não há necessidade de edição de lei regulamentadora, produzindo efeitos imediatamente;</text:span></text:p>
            </text:list-item>
          </text:list>
        </text:list-item>
        <text:list-item>
          <text:p text:style-name="P39"><text:span text:style-name="T11">quanto ao </text:span><text:span text:style-name="T8">alcance</text:span><text:span text:style-name="T11">:</text:span></text:p>
          <text:list>
            <text:list-item>
              <text:p text:style-name="P39"><text:span text:style-name="T10">gerais/genéricas</text:span><text:span text:style-name="T11">: quando constituinte incluiu vários tributos e todos os entes federados dentro de certas imunidades. Todas as imunidades do art. 150, VI, da CF são genéricas;</text:span></text:p>
            </text:list-item>
            <text:list-item>
              <text:p text:style-name="P39"><text:span text:style-name="T10">específicas/tópicas/especiais</text:span><text:span text:style-name="T11">: alcançam tributos específicos e, por consequência, apenas o ente competente para instituí-los.</text:span></text:p>
            </text:list-item>
          </text:list>
        </text:list-item>
      </text:list>
      <text:p text:style-name="P9"/>
      <text:p text:style-name="P15"><text:span text:style-name="T17">Imunidade recíproca</text:span><text:span text:style-name="T11">:</text:span></text:p>
      <text:list xml:id="list3269802500" text:style-name="L4">
        <text:list-item>
          <text:p text:style-name="P51">cláusula pétrea;</text:p>
        </text:list-item>
        <text:list-item>
          <text:p text:style-name="P40"><text:span text:style-name="T11">abrange apenas </text:span><text:span text:style-name="T17">impostos</text:span><text:span text:style-name="T11">, e mais ainda, só aqueles sobre o </text:span><text:span text:style-name="T17">patrimônio, renda ou serviços</text:span><text:span text:style-name="T11">;</text:span></text:p>
        </text:list-item>
        <text:list-item>
          <text:p text:style-name="P40"><text:soft-page-break/><text:span text:style-name="T11">só aplicável se o ente beneficiado for </text:span><text:span text:style-name="T17">contribuinte de direito</text:span><text:span text:style-name="T11">, e não apenas contribuinte de fato;</text:span></text:p>
        </text:list-item>
        <text:list-item>
          <text:p text:style-name="P40"><text:span text:style-name="T11">aplicável em operações de importação de bens, quando o ente federado for o importador, já que há identidade entre contribuinte de direito e contribuinte de fato, </text:span><text:span text:style-name="T12">não havendo transferência do ônus tributário;</text:span></text:p>
        </text:list-item>
        <text:list-item>
          <text:p text:style-name="P41"><text:span text:style-name="T12">S</text:span><text:span text:style-name="T11">TF considera </text:span><text:span text:style-name="T17">ilegítima</text:span><text:span text:style-name="T11"> a incidência de IOF sobre aplicações financeiras dos entes federados, bem como a tributação da renda resultante de tais aplicações pelo IR;</text:span></text:p>
        </text:list-item>
        <text:list-item>
          <text:p text:style-name="P42"><text:span text:style-name="T17">não</text:span><text:span text:style-name="T11"> pode ser invocada para contribuições previdenciárias e para as taxas;</text:span></text:p>
        </text:list-item>
        <text:list-item>
          <text:p text:style-name="P43"><text:span text:style-name="T11">STF: o julgado ocorrido contempla a conclusão de que a União não está condicionada ao </text:span><text:span text:style-name="T17">ônus de comprovar vinculação do bem tributado a uma finalidade pública, o que somente ocorre nos casos das autarquias e fundações instituídas e mantidas pelo Poder Público no que se refere à tributação do patrimônio, renda e serviços vinculados a suas finalidades essenciais;</text:span></text:p>
        </text:list-item>
        <text:list-item>
          <text:p text:style-name="P52">STJ: presume-se que os imóveis pertencentes às entidades autárquicas se destinam aos seus fins institucionais;</text:p>
        </text:list-item>
        <text:list-item>
          <text:p text:style-name="P44"><text:span text:style-name="T11">STF: imunidade recíproca é extensível às EP’s e SEM’s </text:span><text:span text:style-name="T17">prestadoras de serviço público de prestação obrigatória e exclusiva do Estado</text:span><text:span text:style-name="T11">;</text:span></text:p>
          <text:list>
            <text:list-item>
              <text:p text:style-name="P53">decisões de 2014 do STF: ECT tem imunidade do IPTU, não incide ICMS sobre transporte de bens e mercadorias, e há imunidade do IPVA;</text:p>
            </text:list-item>
          </text:list>
        </text:list-item>
        <text:list-item>
          <text:p text:style-name="P45"><text:span text:style-name="T11">STF: as SEM’s prestadoras de </text:span><text:span text:style-name="T17">serviços de saúde</text:span><text:span text:style-name="T11">, </text:span><text:span text:style-name="T17">cujo CS seja majoritariamente estatal</text:span><text:span text:style-name="T11">, gozam da imunidade tributária recíproca;</text:span></text:p>
        </text:list-item>
        <text:list-item>
          <text:p text:style-name="P46"><text:span text:style-name="T11">STF: a Petrobrás </text:span><text:span text:style-name="T17">não</text:span><text:span text:style-name="T11"> foi alcançada pela imunidade tributária recíproca pelos seguintes motivos:</text:span></text:p>
          <text:list>
            <text:list-item>
              <text:p text:style-name="P54">destina-se à exploração econômica em benefício de seus acionistas;</text:p>
            </text:list-item>
            <text:list-item>
              <text:p text:style-name="P54">visa distribuição de lucros;</text:p>
            </text:list-item>
            <text:list-item>
              <text:p text:style-name="P54">a tributação da atividade econômica não implica risco ao pacto federativo;</text:p>
            </text:list-item>
          </text:list>
        </text:list-item>
        <text:list-item>
          <text:p text:style-name="P54">a OAB foi alcançada pela imunidade tributária recíproca;</text:p>
        </text:list-item>
        <text:list-item>
          <text:p text:style-name="P47"><text:span text:style-name="T11">STF: no que se refere à delegação de serviços públicos, se o patrimônio </text:span><text:span text:style-name="T17">pertencer a um ente federado</text:span><text:span text:style-name="T11">, independentemente de estar ocupado por empresa delegatária de serviços públicos, continua imune à tributação. </text:span><text:span text:style-name="T13">Contudo, a atividade delegada em si, caso seja exercida com intuito lucrativo, não há que se falar em imunidade; </text:span><text:span text:style-name="T14">→ caso dos serviços dos cartórios, que, por terem fim lucrativo, não são imunes;</text:span></text:p>
        </text:list-item>
        <text:list-item>
          <text:p text:style-name="P48"><text:span text:style-name="T14">S</text:span><text:span text:style-name="T11">TF: tanto os objetivos quanto os efeitos do reconhecimento da aplicação da imunidade recíproca são passíveis de submissão ao crivo jurisdicional, em um exame de ponderação e proporcionalidade não bastando a constatação objetiva de natureza pública do serviço que se está a tributar;</text:span></text:p>
        </text:list-item>
        <text:list-item>
          <text:p text:style-name="P49"><text:span text:style-name="T11">STF: a imunidade recíproca extensiva </text:span><text:span text:style-name="T17">alcança o INCRA</text:span><text:span text:style-name="T11">, desobrigando-o a pagar ICMS sobre a exploração de unidade agroindustrial;</text:span></text:p>
        </text:list-item>
        <text:list-item>
          <text:p text:style-name="P55">STF: o promitente comprador de imóvel residencial transcrito em nome de autarquia é contribuinte do IPTU.</text:p>
        </text:list-item>
      </text:list>
      <text:p text:style-name="P10"/>
      <text:p text:style-name="P16"><text:span text:style-name="T11">Para que </text:span><text:span text:style-name="T17">instituições de educação e assistência social</text:span><text:span text:style-name="T11"> gozem de imunidade devem atender aos requisitos da </text:span><text:span text:style-name="T17">lei</text:span><text:span text:style-name="T11">. Segundo o STF, trata-se de </text:span><text:span text:style-name="T17">lei ordinária</text:span><text:span text:style-name="T11">.</text:span><text:span text:style-name="T15"> A Lei 5.172/66 elenca os requisitos:</text:span></text:p>
      <text:list xml:id="list2328742858" text:style-name="L5">
        <text:list-item>
          <text:p text:style-name="P56">não distribuir parcela de seu patrimônio ou de suas rendas, a qualquer título;</text:p>
        </text:list-item>
        <text:list-item>
          <text:p text:style-name="P56">aplicar integralmente, no País, os seus recursos na manutenção dos seus objetivos institucionais;</text:p>
        </text:list-item>
        <text:list-item>
          <text:p text:style-name="P56">manter escrituração de suas receitas e despesa em livros revestidos de formalidades capazes de assegurar sua exatidão.</text:p>
        </text:list-item>
      </text:list>
      <text:p text:style-name="P11"/>
      <text:p text:style-name="P17"><text:soft-page-break/><text:span text:style-name="T11">STF: é imune a renda obtida pelo SESC na prestação de serviços de diversão pública, mediante a venda de ingressos de cinema ao público em geral. Para o STF, as escolas de ensino profissionalizante estão enquadradas no rol de entidades do art. 150, VI, c (instituições de educação e assistência social, sem fins lucrativos). </text:span><text:span text:style-name="T16">O fato de os imóveis estarem sendo usados como escritório e residência de membros da entidade não afasta a imunidade.</text:span></text:p>
      <text:p text:style-name="P12"/>
      <text:p text:style-name="P14">Atenção!</text:p>
      <text:list xml:id="list336231484" text:style-name="L6">
        <text:list-item>
          <text:p text:style-name="P50"><text:span text:style-name="T11">2010 → STF entendia que </text:span><text:span text:style-name="T17">não havia imunidade</text:span><text:span text:style-name="T11"> aos terrenos baldios sem vinculação às finalidades essenciais das entidades imunes;</text:span></text:p>
        </text:list-item>
        <text:list-item>
          <text:p text:style-name="P57">2013 → STF entende que a constatação de que imóvel vago ou sem edificação não seria suficiente, por si só, para destruir a garantia constitucional da imunidade tributária.</text:p>
        </text:list-item>
      </text:list>
      <text:p text:style-name="P13"/>
      <text:p text:style-name="P18"><text:span text:style-name="T11">Assim, se a questão trouxer as expressões </text:span><text:span text:style-name="T17">“imóvel vago ou sem edificação”</text:span><text:span text:style-name="T11">, quase certo que estará com a literalidade da decisão de 2013 do STF.</text:span></text:p>
      <text:p text:style-name="P58"/>
      <text:p text:style-name="P19"><text:span text:style-name="T11">STF: entidades de assistência social </text:span><text:span text:style-name="T17">são imunes</text:span><text:span text:style-name="T11"> em relação ao </text:span><text:span text:style-name="T17">ICMS</text:span><text:span text:style-name="T11"> incidente sobre a comercialização de bens por elas produzidos, desde que a atividade seja relacionada com as finalidades essenciais da entidade.</text:span></text:p>
      <text:list xml:id="list3087657140" text:style-name="L7">
        <text:list-item>
          <text:p text:style-name="P81"><text:span text:style-name="T24">Atenção!</text:span><text:span text:style-name="T20"> </text:span><text:span text:style-name="T24">STJ</text:span><text:span text:style-name="T20"> ressaltou que essa imunidade </text:span><text:span text:style-name="T24">não se aplica</text:span><text:span text:style-name="T20"> em relação ao ICMS decorrente da prática econômica desenvolvida por entidade de assistência social sem fins lucrativos que tem por finalidade realizar ações que visem à promoção da PcD, </text:span><text:span text:style-name="T24">quando desempenhar atividade franqueada da ECT</text:span><text:span text:style-name="T20">. Isso porque a atividade franqueada da ECT foge dos fins institucionais da entidade, ou seja, o serviço prestado não possui relação com seus trabalhos na área de assistência social.</text:span></text:p>
        </text:list-item>
      </text:list>
      <text:p text:style-name="P59"/>
      <text:p text:style-name="P21"><text:span text:style-name="T20">S</text:span><text:span text:style-name="T19">TF: a imunidade prevista no art. 150, VI, c, da CF, em favor das instituições de assistência social, </text:span><text:span text:style-name="T23">abrange o II e o IPI, que incidem sobre bens a serem usados na prestação de seus serviços específicos</text:span><text:span text:style-name="T19">. </text:span><text:span text:style-name="T21">Essa imunidade estende-se ao </text:span><text:span text:style-name="T25">IOF</text:span><text:span text:style-name="T21">.</text:span></text:p>
      <text:p text:style-name="P60"/>
      <text:p text:style-name="P61">STF: o ensino de línguas estrangeiras também caracteriza-se como atividade educacional para aplicação da imunidade tributária.</text:p>
      <text:p text:style-name="P61"/>
      <text:p text:style-name="P22"><text:span text:style-name="T19">A </text:span><text:span text:style-name="T23">cobrança de mensalidades pelas entidades educacionais </text:span><text:span text:style-name="T4">não descaracteriza a imunidade</text:span><text:span text:style-name="T19">, se não houver distribuição de rendas, lucro ou participação nos seus resultados.</text:span></text:p>
      <text:p text:style-name="P61"/>
      <text:p text:style-name="P23"><text:span text:style-name="T19">STF, Súmula 730: a imunidade tributária conferida a instituições de assistência social sem fins lucrativos pelo art. 150, VI, c, da CF, </text:span><text:span text:style-name="T23">somente alcança as entidades fechadas de previdência social privada </text:span><text:span text:style-name="T4">se não houver a contribuição dos beneficiários</text:span><text:span text:style-name="T19">.</text:span></text:p>
      <text:p text:style-name="P6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4">CF, Art. 202, §3º É <text:span text:style-name="T18">vedado</text:span><text:span text:style-name="T1"> o aporte de recursos a entidade de previdência privada pela U, E, DF e M, suas autarquias, fundações, EP, SEM e outras entidades públicas, </text:span><text:span text:style-name="T18">salvo na qualidade de patrocinador</text:span><text:span text:style-name="T1">, situação na qual, </text:span><text:span text:style-name="T6">em hipótese alguma, sua contribuição normal poderá exceder a do segurado</text:span><text:span text:style-name="T1">.</text:span></text:p>
            <text:p text:style-name="P82"/>
            <text:p text:style-name="P25"><text:span text:style-name="T1">Logo, não é possível que uma entidade tenha patrocinadores públicos e, ao mesmo tempo, goze da imunidade do art. 150, VI, c.</text:span></text:p>
          </table:table-cell>
        </table:table-row>
      </table:table>
      <text:p text:style-name="P62"/>
      <text:p text:style-name="P3"><text:span text:style-name="T26">Imunidade cultural</text:span><text:span text:style-name="T19">:</text:span></text:p>
      <text:list xml:id="list2183393309" text:style-name="L8">
        <text:list-item>
          <text:p text:style-name="P28"><text:soft-page-break/><text:span text:style-name="T19">veda a </text:span><text:span text:style-name="T26">todos</text:span><text:span text:style-name="T19"> os entes a instituição de </text:span><text:span text:style-name="T26">impostos</text:span><text:span text:style-name="T19"> sobre livros, jornais, periódicos e o papel destinado à sua impressão;</text:span></text:p>
        </text:list-item>
        <text:list-item>
          <text:p text:style-name="P28"><text:span text:style-name="T19">defende o direito à liberdade de expressão, portanto é uma </text:span><text:span text:style-name="T26">cláusula pétrea</text:span><text:span text:style-name="T19">;</text:span></text:p>
        </text:list-item>
        <text:list-item>
          <text:p text:style-name="P63">STF: essa imunidade abrange os filmes e papéis fotográficos necessários à publicação de jornais e periódicos;</text:p>
        </text:list-item>
        <text:list-item>
          <text:p text:style-name="P64">STF: apenas os materiais relacionados com o papel – assim, papel fotográfico, inclusive para fotocomposição por laser, filmes fotográficos, sensibilizados, não impressionados, para imagens monocromáticas e papel para telefoto – estão abrangidos pela imunidade tributária;</text:p>
          <text:list>
            <text:list-item>
              <text:p text:style-name="P29"><text:span text:style-name="T19">ou seja, a </text:span><text:span text:style-name="T26">tinta para a impressão de jornais </text:span><text:span text:style-name="T5">não</text:span><text:span text:style-name="T26"> está abrangida pela imunidade</text:span><text:span text:style-name="T19">;</text:span></text:p>
            </text:list-item>
            <text:list-item>
              <text:p text:style-name="P65">mas a 1ª Turma do STF considerou que a imunidade seria ampla, total, apanhando produto, maquinário e insumos;</text:p>
            </text:list-item>
            <text:list-item>
              <text:p text:style-name="P30"><text:span text:style-name="T19">mas, em 2015, o Min. Celso de Mello demonstrou que a decisão tomada pela 1ª Turma </text:span><text:span text:style-name="T26">divergia da jurisprudência consagrada do STF</text:span><text:span text:style-name="T19">, logo, na prova é melhor seguir esse entendimento mais restrito da imunidade → apenas estão imunes livros, jornais, periódicos e o papel destinado a sua impressão, bem como outros insumos, </text:span><text:span text:style-name="T27">desde que assimiláveis ao papel</text:span><text:span text:style-name="T19">;</text:span></text:p>
            </text:list-item>
          </text:list>
        </text:list-item>
        <text:list-item>
          <text:p text:style-name="P30"><text:span text:style-name="T19">STF: </text:span><text:span text:style-name="T26">não</text:span><text:span text:style-name="T19"> há proteção constitucional à prestação de serviços de composição gráfica ou de impressão onerosos a terceiros;</text:span></text:p>
        </text:list-item>
        <text:list-item>
          <text:p text:style-name="P30"><text:span text:style-name="T19">STF: os serviços de distribuição de periódicos, revistas, publicações, jornais e livros </text:span><text:span text:style-name="T26">não</text:span><text:span text:style-name="T19"> estão abrangidos pela imunidade cultural. </text:span><text:span text:style-name="T22">Portanto, nesse caso, incide o ISS normalmente;</text:span></text:p>
        </text:list-item>
        <text:list-item>
          <text:p text:style-name="P66">STF: não há que se falar em valor cultural como requisito para conceder a imunidade. Os álbuns de figurinhas e os respectivos cromos adesivos estão alcançados pela imunidade cultural;</text:p>
        </text:list-item>
        <text:list-item>
          <text:p text:style-name="P67">STF: a imunidade cultural abrange as apostilas;</text:p>
        </text:list-item>
        <text:list-item>
          <text:p text:style-name="P67">STF: livros eletrônicos e os suportes próprios para sua leitura são alcançados pela imunidade cultural;</text:p>
        </text:list-item>
        <text:list-item>
          <text:p text:style-name="P31"><text:span text:style-name="T19">STF: a inserção de anúncios e publicidade em listas telefônicas, com o objetivo de permitir a divulgação das informações a custo zero para os assinantes, </text:span><text:span text:style-name="T26">não</text:span><text:span text:style-name="T19"> descaracteriza a imunidade cultural;</text:span></text:p>
        </text:list-item>
        <text:list-item>
          <text:p text:style-name="P32"><text:span text:style-name="T19">STF: veículo publicitário que, <text:s/>em face de sua natureza propagandística, </text:span><text:span text:style-name="T26">de exclusiva índole comercial</text:span><text:span text:style-name="T19">, </text:span><text:span text:style-name="T26">não</text:span><text:span text:style-name="T19"> pode ser considerado como destinado à cultura e à educação, razão pela qual </text:span><text:span text:style-name="T26">não</text:span><text:span text:style-name="T19"> está abrangido pela imunidade cultural.</text:span></text:p>
        </text:list-item>
      </text:list>
      <text:p text:style-name="P68"/>
      <text:p text:style-name="P4"><text:span text:style-name="T26">Imunidade musical</text:span><text:span text:style-name="T19">:</text:span></text:p>
      <text:list xml:id="list2430188835" text:style-name="L9">
        <text:list-item>
          <text:p text:style-name="P69">os fonogramas e videofonogramas devem ser produzidos no Brasil;</text:p>
        </text:list-item>
        <text:list-item>
          <text:p text:style-name="P69">as obras não precisam ser dos autores brasileiros, mas devem ser, no mínimo, interpretadas por artistas brasileiros;</text:p>
        </text:list-item>
        <text:list-item>
          <text:p text:style-name="P69">abrange os suportes materiais ou arquivos digitais que os contenham;</text:p>
        </text:list-item>
        <text:list-item>
          <text:p text:style-name="P33"><text:span text:style-name="T19">a etapa de replicação industrial de mídias ópticas de leitura a laser </text:span><text:span text:style-name="T26">não está imune</text:span><text:span text:style-name="T19">.</text:span></text:p>
        </text:list-item>
      </text:list>
      <text:p text:style-name="P70"/>
      <text:p text:style-name="P71">Outras imunidades<text:span text:style-name="T1">:</text:span></text:p>
      <text:list xml:id="list381172071" text:style-name="L10">
        <text:list-item>
          <text:p text:style-name="P72"><text:span text:style-name="T1">são a todos assegurados, independentemente do pagamento de </text:span>taxas<text:span text:style-name="T1">:</text:span></text:p>
          <text:list>
            <text:list-item>
              <text:p text:style-name="P72"><text:span text:style-name="T1">o </text:span><text:span text:style-name="T28">direito de petição</text:span><text:span text:style-name="T1"> aos Poderes Públicos em defesa de direitos ou contra ilegalidade ou abuso de poder;</text:span></text:p>
            </text:list-item>
            <text:list-item>
              <text:p text:style-name="P72"><text:span text:style-name="T1">a obtenção de </text:span><text:span text:style-name="T28">certidões</text:span><text:span text:style-name="T1"> em repartições públicas, </text:span><text:span text:style-name="T28">para defesa de direitos e esclarecimento de situações de interesse pessoal</text:span><text:span text:style-name="T1">;</text:span></text:p>
            </text:list-item>
          </text:list>
        </text:list-item>
        <text:list-item>
          <text:p text:style-name="P73"><text:span text:style-name="T1">ação popular</text:span><text:span text:style-name="T30">, salvo comprovada má-fé, é </text:span><text:span text:style-name="T29">isento</text:span><text:span text:style-name="T30"> (essa é a literalidade da CF) </text:span><text:span text:style-name="T29">de custas judiciais</text:span><text:span text:style-name="T30">, as quais são consideradas </text:span><text:span text:style-name="T29">taxas</text:span><text:span text:style-name="T30"> pelo STF;</text:span></text:p>
        </text:list-item>
        <text:list-item>
          <text:p text:style-name="P73"><text:span text:style-name="T30">são gratuitos, para os </text:span><text:span text:style-name="T1">reconhecidamente pobres</text:span><text:span text:style-name="T30">, na forma da lei, o </text:span><text:span text:style-name="T1">registro civil de nascimento e a certidão de óbito</text:span><text:span text:style-name="T30">;</text:span></text:p>
        </text:list-item>
        <text:list-item>
          <text:p text:style-name="P74"><text:soft-page-break/><text:span text:style-name="T30">são gratuitas as ações de </text:span><text:span text:style-name="T8">habeas corpus</text:span><text:span text:style-name="T30"> e </text:span><text:span text:style-name="T8">habeas data</text:span><text:span text:style-name="T30">, e, na forma da lei, os atos necessários ao exercício da cidadania;</text:span></text:p>
        </text:list-item>
        <text:list-item>
          <text:p text:style-name="P75"><text:span text:style-name="T30">as </text:span><text:span text:style-name="T29">contribuições sociais</text:span><text:span text:style-name="T30"> e </text:span><text:span text:style-name="T29">de intervenção no domínio econômico</text:span><text:span text:style-name="T30"> não incidirão sobre as receitas decorrentes de </text:span><text:span text:style-name="T29">exportação</text:span><text:span text:style-name="T30">;</text:span></text:p>
        </text:list-item>
        <text:list-item>
          <text:p text:style-name="P75"><text:span text:style-name="T30">o </text:span><text:span text:style-name="T29">IPI</text:span><text:span text:style-name="T30"> não incidirá sobre produtos industrializados destinados ao exterior;</text:span></text:p>
        </text:list-item>
        <text:list-item>
          <text:p text:style-name="P75"><text:span text:style-name="T30">o </text:span><text:span text:style-name="T29">ITR</text:span><text:span text:style-name="T30"> não incidira sobre as pequenas glebas rurais, definidas em lei, quando as explore o proprietário </text:span><text:span text:style-name="T1">que não possua outro imóvel</text:span><text:span text:style-name="T30">;</text:span></text:p>
        </text:list-item>
        <text:list-item>
          <text:p text:style-name="P76"><text:span text:style-name="T30">o ouro, quando definido em lei como ativo financeiro ou instrumento cambial, sujeita-se exclusivamente ao IOF, sendo imune de qualquer outro tributo;</text:span></text:p>
        </text:list-item>
        <text:list-item>
          <text:p text:style-name="P76"><text:span text:style-name="T30">o ICMS não incidirá:</text:span></text:p>
          <text:list>
            <text:list-item>
              <text:p text:style-name="P76"><text:span text:style-name="T30">sobre operações que destinem mercadorias ao exterior, nem sobre serviços prestados a destinatário no exterior;</text:span></text:p>
            </text:list-item>
            <text:list-item>
              <text:p text:style-name="P76"><text:span text:style-name="T30">sobre operações que destinem a outros Estados petróleo, inclusive lubrificantes, combustíveis líquidos e gasosos dele derivados, e energia elétrica;</text:span></text:p>
            </text:list-item>
            <text:list-item>
              <text:p text:style-name="P76"><text:span text:style-name="T30">nas prestações de serviço de comunicação nas modalidades de radiodifusão sonora e de sons e imagens de recepção livre e gratuita;</text:span></text:p>
            </text:list-item>
          </text:list>
        </text:list-item>
        <text:list-item>
          <text:p text:style-name="P77"><text:span text:style-name="T30">à exceção do ICMS, II e IE, nenhum outro </text:span><text:span text:style-name="T29">imposto</text:span><text:span text:style-name="T30"> incidirá sobre operações relativas a energia elétrica, serviços de telecomunicações, derivados de petróleo, combustíveis e minerais do País;</text:span></text:p>
          <text:list>
            <text:list-item>
              <text:p text:style-name="P77"><text:span text:style-name="T30">STF, Súmula 659: é </text:span><text:span text:style-name="T29">legítima</text:span><text:span text:style-name="T30"> a cobrança da COFINS, do PIS e do FINSOCIAL sobre as operações relativas a energia elétrica, serviços de telecomunicações, derivados de petróleo, combustíveis e minerais do País;</text:span></text:p>
            </text:list-item>
          </text:list>
        </text:list-item>
        <text:list-item>
          <text:p text:style-name="P78"><text:span text:style-name="T30">o ITBI não incidirá sobre a transmissão de bens ou direitos incorporados ao patrimônio de PJ em realização de capital, nem sobre a transmissão de bens ou direitos decorrente de fusão, incorporação, cisão ou extinção de PJ, salvo se, nesses casos, a atividade preponderante do adquirente for a compra e venda desses bens ou direitos, locação de bens imóveis ou arrendamento mercantil;</text:span></text:p>
        </text:list-item>
        <text:list-item>
          <text:p text:style-name="P78"><text:span text:style-name="T30">são </text:span><text:span text:style-name="T29">isentas</text:span><text:span text:style-name="T30"> (literalidade da CF!) de impostos federais, estaduais e municipais as operações de transferência de imóveis desapropriados para fins de reforma agrária;</text:span></text:p>
        </text:list-item>
        <text:list-item>
          <text:p text:style-name="P78"><text:span text:style-name="T30">a contribuição previdenciária não incide sobre aposentadoria e pensão concedidas pelo RGPS;</text:span></text:p>
        </text:list-item>
        <text:list-item>
          <text:p text:style-name="P78"><text:span text:style-name="T30">sã</text:span><text:span text:style-name="T31">o</text:span><text:span text:style-name="T30"> </text:span><text:span text:style-name="T29">isentas</text:span><text:span text:style-name="T30"> (literalidade da CF!) de contribuição para a seguridade social as entidade beneficientes de assistência social </text:span><text:span text:style-name="T29">que atendam às exigências estabelecidas em lei</text:span><text:span text:style-name="T30">;</text:span></text:p>
        </text:list-item>
        <text:list-item>
          <text:p text:style-name="P78"><text:span text:style-name="T30">a celebração do casamento é gratuita, logo, </text:span><text:span text:style-name="T29">imune de taxas</text:span><text:span text:style-name="T30">.</text:span></text:p>
        </text:list-item>
      </text:list>
      <text:p text:style-name="P79"><text:span text:style-name="T30"/>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88">CF, Art. 195, §7º São isentas de <text:span text:style-name="T18">contribuição para a seguridade social</text:span> as entidades beneficentes de assistência social que atendam às exigências estabelecidas <text:span text:style-name="T18">em lei</text:span>.</text:p>
            <text:p text:style-name="P89"/>
            <text:p text:style-name="P90">A Lei 12.101/2009 definiu que esse benefício se aplica às entidades beneficentes de assistência social com a finalidade de prestação de serviços nas áreas de <text:span text:style-name="T18">assistência social, saúde ou educação</text:span>.</text:p>
            <text:p text:style-name="P90"/>
            <text:p text:style-name="P90">ESAF já cobrou a definição de serviços assistenciais: atividades continuadas que visem à melhoria de vida da população e cujas ações, voltadas para as necessidades básicas, observem os objetivos, os princípios e as diretrizes estabelecidos em lei.</text:p>
            <text:p text:style-name="P90"/>
            <text:p text:style-name="P91">A Lei 12.101/2009 também <text:span text:style-name="T18">veda</text:span> que essas entidades dirijam suas atividades exclusivamente a seus associados ou a categoria profissional.</text:p>
            <text:p text:style-name="P91"/>
            <text:p text:style-name="P92"><text:soft-page-break/>A Lei 12.101/2009 também estabelece que a entidade deve estar <text:span text:style-name="T18">certificada</text:span> e que para essa certificação ou renovação, é necessário observar os seguintes requisitos:</text:p>
            <text:list xml:id="list1814371993" text:style-name="L11">
              <text:list-item>
                <text:p text:style-name="P83">período mínimo de 12 meses de constituição da entidade; <text:span text:style-name="T32">→ esse período pode ser reduzido se for prestadora de serviços por meio de contrato, convênio ou instrumento congênere com o SUS ou o SUAS</text:span></text:p>
              </text:list-item>
              <text:list-item>
                <text:p text:style-name="P83">ser constituída como PJ;</text:p>
              </text:list-item>
              <text:list-item>
                <text:p text:style-name="P83">prever em seus atos constitutivos, em caso de dissolução ou extinção, a destinação do eventual patrimônio remanscente a entidade sem fins lucrativos congêneres ou a entidades públicas.</text:p>
              </text:list-item>
            </text:list>
            <text:p text:style-name="P84"/>
            <text:p text:style-name="P85">Os requisitos para receber o CEBAS podem ser definidos em <text:span text:style-name="T18">lei ordinária </text:span>(que é a L12.101/09).</text:p>
            <text:p text:style-name="P85"/>
            <text:p text:style-name="P85">STJ, Súmula 352: A obtenção ou a renovação do CEBAS não exime a entidade do cumprimento dos requisitos legais supervenientes.</text:p>
            <text:p text:style-name="P85"/>
            <text:p text:style-name="P86">STF já decidiu que a exigência de renovação periódica do CEBAS não ofende o disposto no art. 146, II, da CF, que reserva à LC regulação das limitações ao poder de tributar.</text:p>
            <text:p text:style-name="P86"/>
            <text:p text:style-name="P87">STF entende que a entidade que satisfaz os requisitos da lei, faz jus à imunidade, não podendo ser obstada por autoridade administrativa, com o objetivo de restringir a eficácia do disposto no art. 195, §7º, da CF.</text:p>
          </table:table-cell>
        </table:table-row>
      </table:table>
      <text:p text:style-name="P80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98eef" officeooo:paragraph-rsid="00198ee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Limitações ao poder de tributa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7:27:44.060750210</meta:creation-date>
    <dc:date>2018-03-21T14:55:02.951000000</dc:date>
    <meta:editing-duration>PT7H13M55S</meta:editing-duration>
    <meta:editing-cycles>56</meta:editing-cycles>
    <meta:generator>LibreOffice/6.0.1.1$Windows_X86_64 LibreOffice_project/60bfb1526849283ce2491346ed2aa51c465abfe6</meta:generator>
    <meta:document-statistic meta:table-count="2" meta:image-count="0" meta:object-count="0" meta:page-count="6" meta:paragraph-count="119" meta:word-count="2526" meta:character-count="15877" meta:non-whitespace-character-count="13555"/>
  </office:meta>
</office:document-meta>
</file>